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ewertunge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WochenID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elbsteinschätzung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hristi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Wern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anu</text:p>
          </table:table-cell>
          <table:table-cell/>
          <table:table-cell office:value-type="string" calcext:value-type="string">
            <text:p>Chat: nur eine einzelne Wertung, 5, daher ungülti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Jona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Anj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rco</text:p>
          </table:table-cell>
          <table:table-cell/>
          <table:table-cell office:value-type="string" calcext:value-type="string">
            <text:p>Chat: keine Wertung abgegeb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Jasmi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w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t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Andrea</text:p>
          </table:table-cell>
          <table:table-cell/>
          <table:table-cell office:value-type="string" calcext:value-type="string">
            <text:p>Chat: nur zwei Wertungen, 0 und 9, daher ungült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Ale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n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ef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ran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chael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aniel (BÄM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rol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jörn (Poly Saturday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inz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ane</text:p>
          </table:table-cell>
          <table:table-cell/>
          <table:table-cell office:value-type="string" calcext:value-type="string">
            <text:p>4er-Woche, Schlafrock, Irene übernachtet, Andi ironis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ene</text:p>
          </table:table-cell>
          <table:table-cell/>
          <table:table-cell office:value-type="string" calcext:value-type="string">
            <text:p>4er-Woche, Schlafrock, Hendrick übernacht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ndrick</text:p>
          </table:table-cell>
          <table:table-cell/>
          <table:table-cell office:value-type="string" calcext:value-type="string">
            <text:p>4er-Woche, Schlafrock, Rudi übernachtet, Andi ironis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udi (Murphy’s Law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er-Woche, Schlafrock, Liane übernachtet</text:p>
          </table:table-cell>
        </table:table-row>
      </table:table>
      <table:table table:name="stream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9" table:default-cell-style-name="ce1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TwitchVideoID</text:p>
          </table:table-cell>
          <table:table-cell office:value-type="string" calcext:value-type="string">
            <text:p>WochenID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ersone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25-07-29" calcext:value-type="date">
            <text:p>29.07.25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Stefan aus Gummersbach?</text:p>
          </table:table-cell>
        </table:table-row>
        <table:table-row table:style-name="ro1">
          <table:table-cell table:number-columns-repeated="3"/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lor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800655" calcext:value-type="float">
            <text:p>2531800655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5" calcext:value-type="date">
            <text:p>05.08.25</text:p>
          </table:table-cell>
          <table:table-cell/>
          <table:table-cell office:value-type="string" calcext:value-type="string">
            <text:p>Manu, Jo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2692097" calcext:value-type="float">
            <text:p>2532692097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6" calcext:value-type="date">
            <text:p>06.08.25</text:p>
          </table:table-cell>
          <table:table-cell/>
          <table:table-cell office:value-type="string" calcext:value-type="string">
            <text:p>A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7298542" calcext:value-type="float">
            <text:p>2537298542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1" calcext:value-type="date">
            <text:p>11.08.25</text:p>
          </table:table-cell>
          <table:table-cell/>
          <table:table-cell office:value-type="string" calcext:value-type="string">
            <text:p>Marco, Jasmin, U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8156114" calcext:value-type="float">
            <text:p>2538156114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2" calcext:value-type="date">
            <text:p>12.08.25</text:p>
          </table:table-cell>
          <table:table-cell/>
          <table:table-cell office:value-type="string" calcext:value-type="string">
            <text:p>Jutta, Andr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289929" calcext:value-type="float">
            <text:p>2550289929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6" calcext:value-type="date">
            <text:p>26.08.25</text:p>
          </table:table-cell>
          <table:table-cell/>
          <table:table-cell office:value-type="string" calcext:value-type="string">
            <text:p>Simone, Alex, More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1145148" calcext:value-type="float">
            <text:p>2551145148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7" calcext:value-type="date">
            <text:p>27.08.25</text:p>
          </table:table-cell>
          <table:table-cell/>
          <table:table-cell office:value-type="string" calcext:value-type="string">
            <text:p>Stefi, Fran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934520" calcext:value-type="float">
            <text:p>2567934520</text:p>
          </table:table-cell>
          <table:table-cell office:value-type="float" office:value="4" calcext:value-type="float">
            <text:p>4</text:p>
          </table:table-cell>
          <table:table-cell office:value-type="date" office:date-value="2025-09-16" calcext:value-type="date">
            <text:p>16.09.25</text:p>
          </table:table-cell>
          <table:table-cell/>
          <table:table-cell office:value-type="string" calcext:value-type="string">
            <text:p>Michaela, Daniel (BÄM), Caro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8748467" calcext:value-type="float">
            <text:p>2568748467</text:p>
          </table:table-cell>
          <table:table-cell office:value-type="float" office:value="4" calcext:value-type="float">
            <text:p>4</text:p>
          </table:table-cell>
          <table:table-cell office:value-type="date" office:date-value="2025-09-17" calcext:value-type="date">
            <text:p>17.09.25</text:p>
          </table:table-cell>
          <table:table-cell/>
          <table:table-cell office:value-type="string" calcext:value-type="string">
            <text:p>Börn (Poly Saturday), Hein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79678390" calcext:value-type="float">
            <text:p>2579678390</text:p>
          </table:table-cell>
          <table:table-cell office:value-type="float" office:value="5" calcext:value-type="float">
            <text:p>5</text:p>
          </table:table-cell>
          <table:table-cell office:value-type="date" office:date-value="2025-09-30" calcext:value-type="date">
            <text:p>30.09.25</text:p>
          </table:table-cell>
          <table:table-cell/>
          <table:table-cell office:value-type="string" calcext:value-type="string">
            <text:p>Liane, Ire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498127" calcext:value-type="float">
            <text:p>2580498127</text:p>
          </table:table-cell>
          <table:table-cell office:value-type="float" office:value="5" calcext:value-type="float">
            <text:p>5</text:p>
          </table:table-cell>
          <table:table-cell office:value-type="date" office:date-value="2025-10-01" calcext:value-type="date">
            <text:p>01.10.25</text:p>
          </table:table-cell>
          <table:table-cell/>
          <table:table-cell office:value-type="string" calcext:value-type="string">
            <text:p>Hendrick, Rudi (Murphy’s Law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.00.0000</text:date>, <text:time style:data-style-name="N2" text:time-value="12:22:59.01668838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23:34.430406696</meta:creation-date>
    <meta:generator>LibreOffice/25.2.6.2$Linux_X86_64 LibreOffice_project/520$Build-2</meta:generator>
    <dc:date>2025-10-07T12:36:27.537564973</dc:date>
    <meta:editing-duration>PT3H29M42S</meta:editing-duration>
    <meta:editing-cycles>75</meta:editing-cycles>
    <meta:document-statistic meta:table-count="2" meta:cell-count="300" meta:object-count="0"/>
  </office:meta>
</office:document-meta>
</file>